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549" officeooo:paragraph-rsid="00114549"/>
    </style:style>
    <style:style style:name="P2" style:family="paragraph" style:parent-style-name="Standard">
      <style:text-properties officeooo:rsid="00114549" officeooo:paragraph-rsid="00125b2e"/>
    </style:style>
    <style:style style:name="P3" style:family="paragraph" style:parent-style-name="Standard">
      <style:text-properties fo:font-weight="bold" officeooo:rsid="00125b2e" officeooo:paragraph-rsid="00125b2e" style:font-weight-asian="bold" style:font-weight-complex="bold"/>
    </style:style>
    <style:style style:name="P4" style:family="paragraph" style:parent-style-name="Standard">
      <style:text-properties officeooo:rsid="00125b2e" officeooo:paragraph-rsid="00125b2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5b2e" style:font-weight-asian="bold" style:font-weight-complex="bold"/>
    </style:style>
    <style:style style:name="T5" style:family="text">
      <style:text-properties officeooo:rsid="00125b2e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ion Sort Exercise:</text:p>
      <text:p text:style-name="P1"/>
      <text:p text:style-name="P1">1. What is a disadvantage of the Selection Sort?</text:p>
      <text:p text:style-name="P1">Unable to detect if the list is sorted in a early pass, will always have the same big O number.</text:p>
      <text:p text:style-name="P1"/>
      <text:p text:style-name="P1">2. What is the Big O value for the Selection Sort in best, worst, and average cases?</text:p>
      <text:p text:style-name="P1">Best: <text:bookmark-start text:name="__DdeLink__0_741007387"/>O(n<text:span text:style-name="T1">2</text:span><text:span text:style-name="T2">)</text:span><text:bookmark-end text:name="__DdeLink__0_741007387"/><text:span text:style-name="T2"> Average: O(n</text:span><text:span text:style-name="T1">2</text:span><text:span text:style-name="T2">) Worst: O(n</text:span><text:span text:style-name="T1">2</text:span><text:span text:style-name="T2">)</text:span></text:p>
      <text:p text:style-name="P1"><text:span text:style-name="T2"/></text:p>
      <text:p text:style-name="P1">3. In a sentence or two, describe the basic operation of the Selection Sort.</text:p>
      <text:p text:style-name="P1"/>
      <text:p text:style-name="P1">It increments over each array index, and checks if any int in an index above it is a smaller number. If it is, the two numbers get their indexes swapped.</text:p>
      <text:p text:style-name="P1"/>
      <text:p text:style-name="P1">4. Is the Selection Sort “incremental” or “divide-and-conquer” in its approach?</text:p>
      <text:p text:style-name="P1">Incremental.</text:p>
      <text:p text:style-name="P1"/>
      <text:p text:style-name="P1">5. What line or lines of code from the previous page determines the smallest value in the</text:p>
      <text:p text:style-name="P1">“shaded” region?</text:p>
      <text:p text:style-name="P1"/>
      <text:p text:style-name="P1">6. Which loop from the previous page takes us through the “shaded” region looking for the</text:p>
      <text:p text:style-name="P1">smallest value?</text:p>
      <text:p text:style-name="P4">for (int j = i + 1; j &lt; a.length; ++j)</text:p>
      <text:p text:style-name="P4"/>
      <text:p text:style-name="P1">7. Consider applying an ascending Selection Sort to: 3, 7, 6, 4, 5. Make a sequence of</text:p>
      <text:p text:style-name="P1">charts showing the results of each “pass”.</text:p>
      <text:p text:style-name="P1"/>
      <text:p text:style-name="P1">Original data:</text:p>
      <text:p text:style-name="P2">3,7,6,4,5</text:p>
      <text:p text:style-name="P2"/>
      <text:p text:style-name="P1">1 st pass:</text:p>
      <text:p text:style-name="P2"><text:span text:style-name="T3">3,7</text:span>,6,4,5</text:p>
      <text:p text:style-name="P1"/>
      <text:p text:style-name="P1">2 nd pass:</text:p>
      <text:p text:style-name="P2"><text:span text:style-name="T3">3,</text:span><text:span text:style-name="T4">6,7</text:span>,4,5</text:p>
      <text:p text:style-name="P1"/>
      <text:p text:style-name="P1">3 rd pass:</text:p>
      <text:p text:style-name="P3">3,4,6,7<text:span text:style-name="T6">,5</text:span></text:p>
      <text:p text:style-name="P1"/>
      <text:p text:style-name="P1">4 th pass:</text:p>
      <text:p text:style-name="P3">3,4,5,6,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9:37:29.704811875</meta:creation-date>
    <dc:date>2017-02-01T09:54:01.460880333</dc:date>
    <meta:editing-duration>PT6M21S</meta:editing-duration>
    <meta:editing-cycles>1</meta:editing-cycles>
    <meta:document-statistic meta:table-count="0" meta:image-count="0" meta:object-count="0" meta:page-count="1" meta:paragraph-count="26" meta:word-count="202" meta:character-count="1084" meta:non-whitespace-character-count="908"/>
    <meta:generator>LibreOffice/5.1.4.2$Linux_X86_64 LibreOffice_project/10m0$Build-2</meta:generator>
  </office:meta>
</office:document-meta>
</file>